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0.5pt" officeooo:rsid="0007c984" officeooo:paragraph-rsid="0007c984" style:font-size-asian="10.5pt" style:font-size-complex="10.5pt"/>
    </style:style>
    <style:style style:name="P2" style:family="paragraph" style:parent-style-name="Text_20_body">
      <style:paragraph-properties fo:margin-top="0cm" fo:margin-bottom="0cm" loext:contextual-spacing="false"/>
      <style:text-properties fo:font-size="8pt" officeooo:rsid="0007c984" officeooo:paragraph-rsid="0007c984" style:font-size-asian="8pt" style:font-size-complex="8pt"/>
    </style:style>
    <style:style style:name="P3" style:family="paragraph" style:parent-style-name="Text_20_body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4" style:family="paragraph" style:parent-style-name="Text_20_body">
      <style:paragraph-properties fo:margin-top="0cm" fo:margin-bottom="0cm" loext:contextual-spacing="false"/>
      <style:text-properties fo:font-size="10.5pt" officeooo:paragraph-rsid="000368cf" style:font-size-asian="10.5pt" style:font-size-complex="10.5pt"/>
    </style:style>
    <style:style style:name="P5" style:family="paragraph" style:parent-style-name="Text_20_body">
      <style:paragraph-properties fo:margin-top="0cm" fo:margin-bottom="0cm" loext:contextual-spacing="false"/>
      <style:text-properties fo:font-size="10.5pt" officeooo:rsid="0007c984" officeooo:paragraph-rsid="000ec9bc" style:font-size-asian="10.5pt" style:font-size-complex="10.5pt"/>
    </style:style>
    <style:style style:name="P6" style:family="paragraph" style:parent-style-name="Text_20_body">
      <style:paragraph-properties fo:margin-top="0cm" fo:margin-bottom="0cm" loext:contextual-spacing="false"/>
      <style:text-properties fo:font-size="10.5pt" officeooo:rsid="0007c984" officeooo:paragraph-rsid="0007c984" style:font-size-asian="10.5pt" style:font-size-complex="10.5pt"/>
    </style:style>
    <style:style style:name="T1" style:family="text">
      <style:text-properties officeooo:rsid="00069515"/>
    </style:style>
    <style:style style:name="T2" style:family="text">
      <style:text-properties officeooo:rsid="0009c16b"/>
    </style:style>
    <style:style style:name="T3" style:family="text">
      <style:text-properties officeooo:rsid="000ec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sible <text:span text:style-name="T1">all</text:span> -m shell -a "sudo apt update &amp;&amp; sudo apt upgrade -y" -b </text:p>
      <text:p text:style-name="P4">ps aux | grep -i apt</text:p>
      <text:p text:style-name="P4">sudo kill -9 4288</text:p>
      <text:p text:style-name="P3">sudo apt-get install hddtemp</text:p>
      <text:p text:style-name="P3">sudo hddtemp /dev/sda</text:p>
      <text:p text:style-name="P5">gnome-terminal --tab -e "ssh wms" --tab -e "ssh cloud" --tab -e "ssh <text:span text:style-name="T3">prometheus</text:span>" --tab -e "ssh ansible_server"</text:p>
      <text:p text:style-name="P3">-------<text:span text:style-name="T2">ANSIBLE---</text:span></text:p>
      <text:p text:style-name="P6">sudo visudo (prometheus <text:s/>ALL=NOPASSWD:ALL)</text:p>
      <text:p text:style-name="P6">ansible all -m ping</text:p>
      <text:p text:style-name="P1"/>
      <text:p text:style-name="P1"/>
      <text:p text:style-name="P1"/>
      <text:p text:style-name="P1"/>
      <text:p text:style-name="P1"/>
      <text:p text:style-name="P2">Host ifound</text:p>
      <text:p text:style-name="P2"><text:s text:c="8"/>Hostname 185.105.226.93</text:p>
      <text:p text:style-name="P2"><text:s text:c="8"/>user root</text:p>
      <text:p text:style-name="P2">Host vms</text:p>
      <text:p text:style-name="P2"><text:s text:c="8"/>Hostname 192.168.100.2</text:p>
      <text:p text:style-name="P2"><text:s text:c="8"/>User sysadmin</text:p>
      <text:p text:style-name="P2">Host ws</text:p>
      <text:p text:style-name="P2"><text:s text:c="8"/>Hostname 192.168.100.22</text:p>
      <text:p text:style-name="P2"><text:s text:c="8"/>User sysadmin</text:p>
      <text:p text:style-name="P2">Host storage</text:p>
      <text:p text:style-name="P2"><text:s text:c="8"/>Hostname 192.168.100.160</text:p>
      <text:p text:style-name="P2"><text:s text:c="8"/>User sysadmin</text:p>
      <text:p text:style-name="P2">Host server1</text:p>
      <text:p text:style-name="P2"><text:s text:c="8"/>Hostname 192.168.100.2</text:p>
      <text:p text:style-name="P2"><text:s text:c="8"/>User admin</text:p>
      <text:p text:style-name="P2">Host kazpds</text:p>
      <text:p text:style-name="P2"><text:s text:c="8"/>Hostname ssh.h809169998.nichost.ru</text:p>
      <text:p text:style-name="P2"><text:s text:c="8"/>User h809169998</text:p>
      <text:p text:style-name="P2">Host cloud</text:p>
      <text:p text:style-name="P2"><text:s text:c="8"/>Hostname 84.201.170.59</text:p>
      <text:p text:style-name="P2"><text:s text:c="8"/>User admin</text:p>
      <text:p text:style-name="P2">Host prometheus</text:p>
      <text:p text:style-name="P2"><text:s text:c="8"/>Hostname 192.168.100.11</text:p>
      <text:p text:style-name="P2"><text:s text:c="8"/>User prometheus</text:p>
      <text:p text:style-name="P2">Host ansible_server</text:p>
      <text:p text:style-name="P2"><text:s text:c="8"/>Hostname 192.168.100.9</text:p>
      <text:p text:style-name="P2"><text:s text:c="8"/>User sysad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0:36:59.583039655</meta:creation-date>
    <dc:date>2021-01-21T09:46:52.028760513</dc:date>
    <meta:editing-duration>PT47M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116" meta:character-count="917" meta:non-whitespace-character-count="696"/>
  </office:meta>
</office:document-meta>
</file>